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99" draw:textarea-vertical-align="top"/>
    </style:style>
    <style:style style:name="gr2" style:family="graphic" style:parent-style-name="standard">
      <style:graphic-properties draw:fill="solid" draw:fill-color="#ffffcc" draw:textarea-vertical-align="top"/>
    </style:style>
    <style:style style:name="gr3" style:family="graphic" style:parent-style-name="standard">
      <style:graphic-properties draw:marker-start="Arrowheads_20_1" draw:marker-end="Arrowheads_20_1" draw:textarea-vertical-align="middle"/>
    </style:style>
    <style:style style:name="gr4" style:family="graphic" style:parent-style-name="standard">
      <style:graphic-properties draw:marker-start="Arrowheads_20_1" draw:marker-end="Arrow" draw:textarea-vertical-align="middle"/>
    </style:style>
    <style:style style:name="gr5" style:family="graphic" style:parent-style-name="standard">
      <style:graphic-properties draw:textarea-vertical-align="top"/>
    </style:style>
    <style:style style:name="gr6" style:family="graphic" style:parent-style-name="standard">
      <style:graphic-properties draw:marker-start="Arrow" draw:marker-end="Arrowheads_20_1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3" xml:id="id4" draw:id="id4" draw:layer="layout" svg:width="3.6cm" svg:height="5.6cm" svg:x="11.5cm" svg:y="8.8cm">
          <text:p text:style-name="P1"><text:span text:style-name="T1">GAME</text:span></text:p>
          <text:p text:style-name="P1"><text:span text:style-name="T2"/></text:p>
          <text:p text:style-name="P2"><text:span text:style-name="T2">userId</text:span></text:p>
          <text:p text:style-name="P2"><text:span text:style-name="T2">setId</text:span></text:p>
          <text:p text:style-name="P2"><text:span text:style-name="T2">sessionId</text:span></text:p>
          <text:p text:style-name="P2"><text:span text:style-name="T2">datePlayed</text:span></text:p>
          <text:p text:style-name="P2"><text:span text:style-name="T2">score</text:span></text:p>
          <text:p text:style-name="P2"><text:span text:style-name="T2">wasRated</text:span></text:p>
          <text:p text:style-name="P2"><text:span text:style-name="T2">rating</text:span></text:p>
          <text:p text:style-name="P2"><text:span text:style-name="T2"/></text:p>
          <text:p text:style-name="P2"><text:span text:style-name="T2">isCumulated</text:span></text:p>
        </draw:rect>
        <draw:rect draw:style-name="gr2" draw:text-style-name="P3" xml:id="id3" draw:id="id3" draw:layer="layout" svg:width="3.6cm" svg:height="5.5cm" svg:x="7.1cm" svg:y="2cm">
          <text:p text:style-name="P1"><text:span text:style-name="T1">DECK</text:span></text:p>
          <text:p text:style-name="P1"><text:span text:style-name="T2"/></text:p>
          <text:p text:style-name="P2"><text:span text:style-name="T2">deckId</text:span></text:p>
          <text:p text:style-name="P2"><text:span text:style-name="T2">description</text:span></text:p>
          <text:p text:style-name="P2"><text:span text:style-name="T2">released</text:span></text:p>
          <text:p text:style-name="P2"><text:span text:style-name="T2">contentHash</text:span></text:p>
        </draw:rect>
        <draw:rect draw:style-name="gr2" draw:text-style-name="P3" xml:id="id1" draw:id="id1" draw:layer="layout" svg:width="3.6cm" svg:height="5.5cm" svg:x="11.5cm" svg:y="2cm">
          <text:p text:style-name="P1"><text:span text:style-name="T1">SET</text:span></text:p>
          <text:p text:style-name="P1"><text:span text:style-name="T2"/></text:p>
          <text:p text:style-name="P2"><text:span text:style-name="T2">setId</text:span></text:p>
          <text:p text:style-name="P2"><text:span text:style-name="T2">deckId</text:span></text:p>
          <text:p text:style-name="P2"><text:span text:style-name="T2">goodMovies[]</text:span></text:p>
          <text:p text:style-name="P2"><text:span text:style-name="T2">badMovies[]</text:span></text:p>
          <text:p text:style-name="P2"><text:span text:style-name="T2">reason</text:span></text:p>
          <text:p text:style-name="P2"><text:span text:style-name="T2">points</text:span></text:p>
          <text:p text:style-name="P2"><text:span text:style-name="T2">ratingTotal</text:span></text:p>
          <text:p text:style-name="P2"><text:span text:style-name="T2">ratingCount</text:span></text:p>
        </draw:rect>
        <draw:rect draw:style-name="gr2" draw:text-style-name="P3" xml:id="id2" draw:id="id2" draw:layer="layout" svg:width="3.6cm" svg:height="5.5cm" svg:x="16cm" svg:y="2cm">
          <text:p text:style-name="P1"><text:span text:style-name="T1">MOVIE</text:span></text:p>
          <text:p text:style-name="P1"><text:span text:style-name="T1"/></text:p>
          <text:p text:style-name="P2"><text:span text:style-name="T3">imdbID</text:span></text:p>
          <text:p text:style-name="P2"><text:span text:style-name="T3">name</text:span></text:p>
          <text:p text:style-name="P2"><text:span text:style-name="T3">year</text:span></text:p>
          <text:p text:style-name="P2"><text:span text:style-name="T3">plot</text:span></text:p>
          <text:p text:style-name="P1"><text:span text:style-name="T2"/></text:p>
        </draw:rect>
        <draw:connector draw:style-name="gr3" draw:text-style-name="P1" draw:layer="layout" svg:x1="15.1cm" svg:y1="4.75cm" svg:x2="16cm" svg:y2="4.75cm" draw:start-shape="id1" draw:start-glue-point="1" draw:end-shape="id2" draw:end-glue-point="3" svg:d="M15100 4750h900">
          <text:p/>
        </draw:connector>
        <draw:connector draw:style-name="gr4" draw:text-style-name="P1" draw:layer="layout" svg:x1="11.5cm" svg:y1="4.75cm" svg:x2="10.7cm" svg:y2="4.75cm" draw:start-shape="id1" draw:start-glue-point="3" draw:end-shape="id3" draw:end-glue-point="1" svg:d="M11500 4750h-800">
          <text:p/>
        </draw:connector>
        <draw:rect draw:style-name="gr5" draw:text-style-name="P3" xml:id="id5" draw:id="id5" draw:layer="layout" svg:width="3.6cm" svg:height="5.6cm" svg:x="7.1cm" svg:y="15.4cm">
          <text:p text:style-name="P1"><text:span text:style-name="T1">USER</text:span></text:p>
          <text:p text:style-name="P1"><text:span text:style-name="T2"/></text:p>
          <text:p text:style-name="P2"><text:span text:style-name="T2">userId</text:span></text:p>
          <text:p text:style-name="P2"><text:span text:style-name="T2">nickName</text:span></text:p>
          <text:p text:style-name="P2"><text:span text:style-name="T2">password</text:span></text:p>
          <text:p text:style-name="P2"><text:span text:style-name="T2"/></text:p>
          <text:p text:style-name="P2"><text:span text:style-name="T2">dateRegistered</text:span></text:p>
          <text:p text:style-name="P2"><text:span text:style-name="T2">dateLastPlayed</text:span></text:p>
          <text:p text:style-name="P2"><text:span text:style-name="T2"/></text:p>
          <text:p text:style-name="P2"><text:span text:style-name="T2">bestScore</text:span></text:p>
          <text:p text:style-name="P2"><text:span text:style-name="T2">playedGames</text:span></text:p>
          <text:p text:style-name="P2"><text:span text:style-name="T2"/></text:p>
        </draw:rect>
        <draw:connector draw:style-name="gr4" draw:text-style-name="P1" draw:layer="layout" svg:x1="13.3cm" svg:y1="8.8cm" svg:x2="13.3cm" svg:y2="7.5cm" draw:start-shape="id4" draw:start-glue-point="0" draw:end-shape="id1" draw:end-glue-point="2" svg:d="M13300 8800v-1300">
          <text:p/>
        </draw:connector>
        <draw:connector draw:style-name="gr6" draw:text-style-name="P1" draw:layer="layout" svg:x1="8.9cm" svg:y1="15.4cm" svg:x2="8.9cm" svg:y2="14.4cm" draw:start-shape="id5" draw:end-shape="id6" draw:end-glue-point="2" svg:d="M8900 15400v-1000">
          <text:p/>
        </draw:connector>
        <draw:rect draw:style-name="gr1" draw:text-style-name="P3" xml:id="id6" draw:id="id6" draw:layer="layout" svg:width="3.6cm" svg:height="5.6cm" svg:x="7.1cm" svg:y="8.8cm">
          <text:p text:style-name="P1"><text:span text:style-name="T1">SESSION</text:span></text:p>
          <text:p text:style-name="P1"><text:span text:style-name="T2"/></text:p>
          <text:p text:style-name="P2"><text:span text:style-name="T2">sessionId</text:span></text:p>
          <text:p text:style-name="P2"><text:span text:style-name="T2">userId</text:span></text:p>
          <text:p text:style-name="P2"><text:span text:style-name="T2">dateBegin</text:span></text:p>
          <text:p text:style-name="P2"><text:span text:style-name="T2">dateEnd</text:span></text:p>
          <text:p text:style-name="P2"><text:span text:style-name="T2">totalScore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isCumulated</text:span></text:p>
        </draw:rect>
        <draw:connector draw:style-name="gr6" draw:text-style-name="P1" draw:layer="layout" svg:x1="10.7cm" svg:y1="11.6cm" svg:x2="11.5cm" svg:y2="11.6cm" draw:start-shape="id6" draw:end-shape="id4" draw:end-glue-point="3" svg:d="M10700 11600h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text-properties fo:font-size="13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Smet</meta:initial-creator>
    <meta:creation-date>2014-10-16T22:05:02.02</meta:creation-date>
    <dc:date>2014-10-19T22:40:40.64</dc:date>
    <dc:creator>Johan Smet</dc:creator>
    <meta:editing-duration>PT16M40S</meta:editing-duration>
    <meta:editing-cycles>5</meta:editing-cycles>
    <meta:generator>OpenOffice/4.1.0$Win32 OpenOffice.org_project/410m18$Build-9764</meta:generator>
    <meta:document-statistic meta:object-count="11"/>
  </office:meta>
</office:document-meta>
</file>